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Inspiration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Inspiration-title">
      <style:graphic-properties draw:auto-grow-height="true" fo:min-height="2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margin-top="1.2cm" fo:margin-bottom="0cm" fo:line-height="115%" fo:text-indent="0cm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fo:margin-left="0cm" fo:margin-right="0cm" fo:margin-top="1.2cm" fo:margin-bottom="0cm" fo:line-height="115%" fo:text-indent="0cm"/>
      <style:text-properties fo:font-size="36pt" style:font-size-asian="36pt" style:font-size-complex="36pt"/>
    </style:style>
    <style:style style:name="P3" style:family="paragraph">
      <style:text-properties style:font-name="Calibri" fo:font-size="32pt" style:font-size-asian="32pt" style:font-size-complex="32pt"/>
    </style:style>
    <style:style style:name="P4" style:family="paragraph">
      <style:text-properties style:font-name="Comic Sans MS"/>
    </style:style>
    <style:style style:name="P5" style:family="paragraph">
      <loext:graphic-properties draw:fill="none" draw:fill-color="#ffffff"/>
      <style:text-properties style:font-name="Comic Sans MS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style:font-name="Source Sans Pro"/>
    </style:style>
    <style:style style:name="T1" style:family="text">
      <style:text-properties style:font-name="Impact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Calibri" fo:font-size="32pt" style:font-size-asian="32pt" style:font-size-complex="32pt"/>
    </style:style>
    <style:style style:name="T4" style:family="text">
      <style:text-properties style:font-name="Comic Sans M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2cm" svg:height="12.179cm" svg:x="1.399cm" svg:y="4.998cm" presentation:class="subtitle" presentation:user-transformed="true">
          <draw:text-box>
            <text:p text:style-name="P1"><text:span text:style-name="T1">Expert System </text:span></text:p>
            <text:p text:style-name="P1"><text:span text:style-name="T1">On</text:span></text:p>
            <text:p text:style-name="P1"><text:span text:style-name="T1"><text:s/></text:span><text:span text:style-name="T1">Geographic Information System</text:span></text:p>
            <text:p text:style-name="P1"><text:span text:style-name="T2"/></text:p>
          </draw:text-box>
        </draw:frame>
        <draw:frame presentation:style-name="pr2" draw:text-style-name="P3" draw:layer="layout" svg:width="20cm" svg:height="2cm" svg:x="1.4cm" svg:y="1.6cm" presentation:class="title">
          <draw:text-box>
            <text:p text:style-name="P3"><text:span text:style-name="T3">Artificial Intelligence Concepts</text:span></text:p>
          </draw:text-box>
        </draw:frame>
        <draw:frame draw:style-name="gr1" draw:text-style-name="P5" draw:layer="layout" svg:width="9.4cm" svg:height="2.906cm" svg:x="20.6cm" svg:y="17cm">
          <draw:text-box>
            <text:p text:style-name="P4"><text:span text:style-name="T4">Kazim Syed </text:span></text:p>
            <text:p text:style-name="P4"><text:span text:style-name="T4">31031520036</text:span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text-style-name="P8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7">EXPERT SYSTEMS (ES)are computer systems that advise on or help solve real-world problems which would normally require a human expert's interpretation. Such systems work</text:p>
              </text:list-item>
              <text:list-item>
                <text:p text:style-name="P7">through problems using a computer model of expert human</text:p>
              </text:list-item>
              <text:list-item>
                <text:p text:style-name="P7">reasoning. Thus, they are designed to reach the same conclusions that a human expert would be expected to reach if faced with a comparable problem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Impact" svg:font-family="Impact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5T21:34:14.212000000</meta:creation-date>
    <meta:editing-duration>PT8M52S</meta:editing-duration>
    <meta:editing-cycles>2</meta:editing-cycles>
    <meta:generator>LibreOffice/6.4.7.2$Windows_X86_64 LibreOffice_project/639b8ac485750d5696d7590a72ef1b496725cfb5</meta:generator>
    <dc:title>Inspiration</dc:title>
    <dc:date>2021-04-25T21:54:47.177000000</dc:date>
    <meta:document-statistic meta:object-count="35"/>
  </office:meta>
</office:document-meta>
</file>